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975f" officeooo:paragraph-rsid="0013975f"/>
    </style:style>
    <style:style style:name="P2" style:family="paragraph" style:parent-style-name="Standard">
      <style:text-properties officeooo:rsid="00140876" officeooo:paragraph-rsid="001bcefd"/>
    </style:style>
    <style:style style:name="P3" style:family="paragraph" style:parent-style-name="Standard">
      <style:text-properties officeooo:rsid="00140876" officeooo:paragraph-rsid="0013975f"/>
    </style:style>
    <style:style style:name="P4" style:family="paragraph" style:parent-style-name="Standard">
      <style:text-properties officeooo:rsid="001c5186" officeooo:paragraph-rsid="001c5186"/>
    </style:style>
    <style:style style:name="P5" style:family="paragraph" style:parent-style-name="Standard">
      <style:text-properties officeooo:rsid="001fe340" officeooo:paragraph-rsid="001fe340"/>
    </style:style>
    <style:style style:name="P6" style:family="paragraph" style:parent-style-name="Standard">
      <style:text-properties officeooo:rsid="00207b5d" officeooo:paragraph-rsid="00207b5d"/>
    </style:style>
    <style:style style:name="P7" style:family="paragraph" style:parent-style-name="Standard" style:list-style-name="L1">
      <style:text-properties officeooo:rsid="00140876" officeooo:paragraph-rsid="00140876"/>
    </style:style>
    <style:style style:name="P8" style:family="paragraph" style:parent-style-name="Standard" style:list-style-name="L2">
      <style:text-properties officeooo:rsid="00140876" officeooo:paragraph-rsid="001bcefd"/>
    </style:style>
    <style:style style:name="P9" style:family="paragraph" style:parent-style-name="Standard" style:list-style-name="L1">
      <style:text-properties officeooo:rsid="00147fb7" officeooo:paragraph-rsid="00147fb7"/>
    </style:style>
    <style:style style:name="P10" style:family="paragraph" style:parent-style-name="Standard" style:list-style-name="L2">
      <style:text-properties officeooo:rsid="0013975f" officeooo:paragraph-rsid="0013975f"/>
    </style:style>
    <style:style style:name="P11" style:family="paragraph" style:parent-style-name="Standard" style:list-style-name="L3">
      <style:text-properties officeooo:rsid="001c5186" officeooo:paragraph-rsid="001c5186"/>
    </style:style>
    <style:style style:name="P12" style:family="paragraph" style:parent-style-name="Standard">
      <style:text-properties officeooo:rsid="00234c83" officeooo:paragraph-rsid="00234c83"/>
    </style:style>
    <style:style style:name="T1" style:family="text">
      <style:text-properties officeooo:rsid="00140876"/>
    </style:style>
    <style:style style:name="T2" style:family="text">
      <style:text-properties officeooo:rsid="00147fb7"/>
    </style:style>
    <style:style style:name="T3" style:family="text">
      <style:text-properties officeooo:rsid="001bcefd"/>
    </style:style>
    <style:style style:name="T4" style:family="text">
      <style:text-properties officeooo:rsid="00207b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anny + Hough</text:p>
      <text:p text:style-name="P1"/>
      <text:p text:style-name="P12">Porque implemente algo ? Que soluciona ? Que mejora ?</text:p>
      <text:p text:style-name="P12"/>
      <text:p text:style-name="P1">Mejoras a analizar (y implementar) </text:p>
      <text:p text:style-name="P3"/>
      <text:list xml:id="list31188029779155343" text:style-name="L1">
        <text:list-item>
          <text:p text:style-name="P7">Modificar theta para que que bordes cercanos contribuyan a misma recta, posible alternativa a varianza. </text:p>
        </text:list-item>
        <text:list-item>
          <text:p text:style-name="P7">Localizar rectas de a pares</text:p>
        </text:list-item>
        <text:list-item>
          <text:p text:style-name="P7">Analizar cambios y evitar procesamiento de frames</text:p>
        </text:list-item>
        <text:list-item>
          <text:p text:style-name="P7">Filtro por angulo</text:p>
        </text:list-item>
        <text:list-item>
          <text:p text:style-name="P7"><text:span text:style-name="T2">C</text:span>ambios <text:span text:style-name="T2">entre frames , no procesar todo.</text:span></text:p>
        </text:list-item>
        <text:list-item>
          <text:p text:style-name="P9">Distancias entre rectas. </text:p>
        </text:list-item>
        <text:list-item>
          <text:p text:style-name="P9">Procesar zonas a las rectas</text:p>
        </text:list-item>
        <text:list-item>
          <text:p text:style-name="P9">Simulacion de camino, 3D. </text:p>
        </text:list-item>
      </text:list>
      <text:p text:style-name="P1"/>
      <text:p text:style-name="P1"/>
      <text:p text:style-name="P1">Mejoras implementadas</text:p>
      <text:p text:style-name="P1"/>
      <text:list xml:id="list6282535090992171513" text:style-name="L2">
        <text:list-item>
          <text:p text:style-name="P10">Gradiente en unica dirección</text:p>
          <text:list>
            <text:list-item>
              <text:p text:style-name="P10">Elimina lineas horizontales sin necesidad de restringir angulos.</text:p>
            </text:list-item>
            <text:list-item>
              <text:p text:style-name="P10">Sigue siendo sensible a baches, diviciones de camino, <text:span text:style-name="T1">modificación de ancho. </text:span></text:p>
            </text:list-item>
            <text:list-item>
              <text:p text:style-name="P10">En mayoria de los casos disminuye la cantidad de lineas significativamente, facilitanto la deteccion de la lineas de camino.</text:p>
            </text:list-item>
          </text:list>
        </text:list-item>
        <text:list-item>
          <text:p text:style-name="P8">Varianza local en espacio de Hough p<text:span text:style-name="T3">a</text:span>ra evitar multiples respuestas debido a ruido y errores por discretizacion. <text:span text:style-name="T3">??? Como la discretizacion afecta? </text:span><text:s text:c="2"/><text:span text:style-name="T3">Es mas bien un maximo local...</text:span></text:p>
        </text:list-item>
      </text:list>
      <text:p text:style-name="P2"/>
      <text:p text:style-name="P5">Tools</text:p>
      <text:p text:style-name="P5">* <text:span text:style-name="T4">Intensidad y direccion de gradiente </text:span>de rectas en cada posicion</text:p>
      <text:p text:style-name="P2"/>
      <text:p text:style-name="P6">Salida selected: 1 linea por frame con datos de las 2 lineas seleccionadas, </text:p>
      <text:p text:style-name="P6"/>
      <text:p text:style-name="P2"/>
      <text:p text:style-name="P4">Algoritmo 0</text:p>
      <text:list xml:id="list8394881270225343205" text:style-name="L3">
        <text:list-item>
          <text:p text:style-name="P11">Implementacion</text:p>
          <text:list>
            <text:list-item>
              <text:p text:style-name="P11">Hough modificado( basado en detector de bordes verticales ), filtrado de lineas utilizando maximo local</text:p>
            </text:list-item>
            <text:list-item>
              <text:p text:style-name="P11">Seleccion de lineas basado en que lineas de rectas tienen gradientes opuestas, una con con angulo menor a pi/2 y otra con angulo mayor a pi/2. Si no hay lineas que cumplan dicho criterio, se queda con lineas mas votos.</text:p>
            </text:list-item>
          </text:list>
        </text:list-item>
        <text:list-item>
          <text:p text:style-name="P11">Resultados</text:p>
        </text:list-item>
      </text:list>
      <text:p text:style-name="P1"/>
      <text:p text:style-name="P4">Algoritmo 1</text:p>
      <text:list xml:id="list131526135721654" text:continue-numbering="true" text:style-name="L3">
        <text:list-item>
          <text:p text:style-name="P11">Implementacion</text:p>
          <text:list>
            <text:list-item>
              <text:p text:style-name="P11">Hough modificado( basado en detector de bordes verticales )</text:p>
            </text:list-item>
            <text:list-item>
              <text:p text:style-name="P11">Seleccion de lineas basado en que lineas de rectas tienen gradientes opuestas, una con con angulo menor a pi/2 y otra con angulo mayor a pi/2. Si no hay lineas que cumplan dicho criterio, se queda con lineas mas votos.</text:p>
            </text:list-item>
          </text:list>
        </text:list-item>
        <text:list-item>
          <text:p text:style-name="P11">Resultados</text:p>
        </text:list-item>
      </text:list>
      <text:p text:style-name="P4"><text:tab/></text:p>
      <text:p text:style-name="P4"><text:soft-page-break/></text:p>
      <text:p text:style-name="P4"/>
      <text:p text:style-name="P4">Problemas de primeros algoritmos:</text:p>
      <text:p text:style-name="P4"/>
      <text:p text:style-name="P4">Adaptable texturas camino,mdoficacion de ancho, minimizacion de procesamiento</text:p>
      <text:p text:style-name="P4"><text:tab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10:30:21.857007808</meta:creation-date>
    <dc:date>2016-03-18T13:15:24.261271174</dc:date>
    <meta:editing-duration>P8DT12H54M52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2" meta:paragraph-count="34" meta:word-count="309" meta:character-count="1856" meta:non-whitespace-character-count="1590"/>
  </office:meta>
</office:document-meta>
</file>